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adornments="Regular"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6" style:family="table">
      <style:table-properties style:width="6.925in" table:align="margins"/>
    </style:style>
    <style:style style:name="Table6.A" style:family="table-column">
      <style:table-column-properties style:column-width="3.4625in" style:rel-column-width="32767*"/>
    </style:style>
    <style:style style:name="Table6.B" style:family="table-column">
      <style:table-column-properties style:column-width="3.4625in" style:rel-column-width="32768*"/>
    </style:style>
    <style:style style:name="Table2" style:family="table">
      <style:table-properties style:width="6.4347in" fo:margin-left="0.4903in" fo:margin-right="0in" fo:margin-top="0in" fo:margin-bottom="0.1in" table:align="margins" fo:background-color="#ffffcc">
        <style:background-image/>
      </style:table-properties>
    </style:style>
    <style:style style:name="Table2.A" style:family="table-column">
      <style:table-column-properties style:column-width="6.4347in" style:rel-column-width="65535*"/>
    </style:style>
    <style:style style:name="Table2.A1" style:family="table-cell">
      <style:table-cell-properties fo:padding="0.0382in" fo:border="0.05pt solid #000000"/>
    </style:style>
    <style:style style:name="Table8" style:family="table">
      <style:table-properties style:width="6.4347in" fo:margin-left="0.4903in" fo:margin-right="0in" fo:margin-top="0in" fo:margin-bottom="0.1in" table:align="margins"/>
    </style:style>
    <style:style style:name="Table8.A" style:family="table-column">
      <style:table-column-properties style:column-width="6.4347in" style:rel-column-width="65535*"/>
    </style:style>
    <style:style style:name="Table8.A1" style:family="table-cell">
      <style:table-cell-properties fo:background-color="#ffffcc" fo:padding="0.0382in" fo:border="0.05pt solid #000000">
        <style:background-image/>
      </style:table-cell-properties>
    </style:style>
    <style:style style:name="Table4" style:family="table">
      <style:table-properties style:width="6.4347in" fo:margin-left="0.4903in" fo:margin-right="0in" fo:margin-top="0in" fo:margin-bottom="0.1in" table:align="margins" fo:background-color="#ffffcc">
        <style:background-image/>
      </style:table-properties>
    </style:style>
    <style:style style:name="Table4.A" style:family="table-column">
      <style:table-column-properties style:column-width="6.4347in" style:rel-column-width="65535*"/>
    </style:style>
    <style:style style:name="Table4.1" style:family="table-row">
      <style:table-row-properties fo:keep-together="always"/>
    </style:style>
    <style:style style:name="Table4.A1" style:family="table-cell">
      <style:table-cell-properties fo:padding="0.0382in" fo:border="0.05pt solid #000000"/>
    </style:style>
    <style:style style:name="Table4.A2" style:family="table-cell">
      <style:table-cell-properties fo:padding="0.0382in" fo:border-left="0.05pt solid #000000" fo:border-right="0.05pt solid #000000" fo:border-top="none" fo:border-bottom="0.05pt solid #000000"/>
    </style:style>
    <style:style style:name="Table5" style:family="table">
      <style:table-properties style:width="2.1903in" table:align="center" style:may-break-between-rows="false"/>
    </style:style>
    <style:style style:name="Table5.A" style:family="table-column">
      <style:table-column-properties style:column-width="1.0632in"/>
    </style:style>
    <style:style style:name="Table5.B" style:family="table-column">
      <style:table-column-properties style:column-width="1.1271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left="none" fo:border-right="0.05pt solid #000000" fo:border-top="0.05pt solid #000000" fo:border-bottom="0.05pt solid #000000"/>
    </style:style>
    <style:style style:name="Table5.A2" style:family="table-cell">
      <style:table-cell-properties fo:padding="0.0382in" fo:border-left="0.05pt solid #000000" fo:border-right="none" fo:border-top="none" fo:border-bottom="none"/>
    </style:style>
    <style:style style:name="Table5.B2" style:family="table-cell">
      <style:table-cell-properties fo:padding="0.0382in" fo:border-left="none" fo:border-right="0.05pt solid #000000" fo:border-top="none" fo:border-bottom="none"/>
    </style:style>
    <style:style style:name="Table5.A5" style:family="table-cell">
      <style:table-cell-properties fo:padding="0.0382in" fo:border-left="0.05pt solid #000000" fo:border-right="none" fo:border-top="none" fo:border-bottom="0.05pt solid #000000"/>
    </style:style>
    <style:style style:name="Table5.B5" style:family="table-cell">
      <style:table-cell-properties fo:padding="0.0382in" fo:border-left="none" fo:border-right="0.05pt solid #000000" fo:border-top="none" fo:border-bottom="0.05pt solid #000000"/>
    </style:style>
    <style:style style:name="Table1" style:family="table">
      <style:table-properties style:width="6.4347in" fo:margin-left="0.4903in" fo:margin-right="0in" fo:margin-top="0in" fo:margin-bottom="0.1in" table:align="margins" fo:background-color="#ffffcc">
        <style:background-image/>
      </style:table-properties>
    </style:style>
    <style:style style:name="Table1.A" style:family="table-column">
      <style:table-column-properties style:column-width="6.4347in" style:rel-column-width="65535*"/>
    </style:style>
    <style:style style:name="Table1.1" style:family="table-row">
      <style:table-row-properties fo:keep-together="always"/>
    </style:style>
    <style:style style:name="Table1.A1" style:family="table-cell">
      <style:table-cell-properties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Table1.3" style:family="table-row">
      <style:table-row-properties style:min-row-height="3.4174in" fo:keep-together="always"/>
    </style:style>
    <style:style style:name="Table7" style:family="table">
      <style:table-properties style:width="6.4347in" fo:margin-left="0.4903in" fo:margin-right="0in" fo:margin-top="0in" fo:margin-bottom="0.1in" table:align="margins"/>
    </style:style>
    <style:style style:name="Table7.A" style:family="table-column">
      <style:table-column-properties style:column-width="6.4347in" style:rel-column-width="65535*"/>
    </style:style>
    <style:style style:name="Table7.A1" style:family="table-cell">
      <style:table-cell-properties fo:background-color="#ccffcc" fo:padding="0.0382in" fo:border="0.05pt solid #000000">
        <style:background-image/>
      </style:table-cell-properties>
    </style:style>
    <style:style style:name="Table9" style:family="table">
      <style:table-properties style:width="6.4347in" fo:margin-left="0.4903in" fo:margin-right="0in" fo:margin-top="0in" fo:margin-bottom="0.1in" table:align="margins"/>
    </style:style>
    <style:style style:name="Table9.A" style:family="table-column">
      <style:table-column-properties style:column-width="6.4347in" style:rel-column-width="65535*"/>
    </style:style>
    <style:style style:name="Table9.A1" style:family="table-cell">
      <style:table-cell-properties fo:background-color="#ccffcc" fo:padding="0.0382in" fo:border="0.05pt solid #000000">
        <style:background-image/>
      </style:table-cell-properties>
    </style:style>
    <style:style style:name="Table3" style:family="table">
      <style:table-properties style:width="6.4347in" fo:margin-left="0.4903in" fo:margin-right="0in" table:align="margins" fo:background-color="#ccffcc">
        <style:background-image/>
      </style:table-properties>
    </style:style>
    <style:style style:name="Table3.A" style:family="table-column">
      <style:table-column-properties style:column-width="6.4347in" style:rel-column-width="65535*"/>
    </style:style>
    <style:style style:name="Table3.A1" style:family="table-cell">
      <style:table-cell-properties fo:padding="0.0382in" fo:border="0.05pt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start" style:justify-single-word="false"/>
      <style:text-properties officeooo:rsid="00173fdf" officeooo:paragraph-rsid="00588e7d"/>
    </style:style>
    <style:style style:name="P4" style:family="paragraph" style:parent-style-name="Standard">
      <style:paragraph-properties fo:text-align="end" style:justify-single-word="false"/>
      <style:text-properties officeooo:rsid="00173fdf" officeooo:paragraph-rsid="00588e7d"/>
    </style:style>
    <style:style style:name="P5" style:family="paragraph" style:parent-style-name="Standard">
      <style:text-properties officeooo:rsid="00244990" officeooo:paragraph-rsid="0023e618"/>
    </style:style>
    <style:style style:name="P6" style:family="paragraph" style:parent-style-name="Standard">
      <style:text-properties officeooo:paragraph-rsid="00969da8"/>
    </style:style>
    <style:style style:name="P7" style:family="paragraph" style:parent-style-name="Standard">
      <style:paragraph-properties fo:text-align="center" style:justify-single-word="false" fo:keep-with-next="always"/>
    </style:style>
    <style:style style:name="P8" style:family="paragraph" style:parent-style-name="Standard">
      <style:paragraph-properties fo:margin-top="0in" fo:margin-bottom="0.1in" loext:contextual-spacing="false"/>
    </style:style>
    <style:style style:name="P9" style:family="paragraph" style:parent-style-name="Standard">
      <style:paragraph-properties fo:margin-top="0in" fo:margin-bottom="0.1in" loext:contextual-spacing="false"/>
      <style:text-properties officeooo:paragraph-rsid="00328368"/>
    </style:style>
    <style:style style:name="P10" style:family="paragraph" style:parent-style-name="Standard">
      <style:paragraph-properties fo:margin-top="0in" fo:margin-bottom="0.1in" loext:contextual-spacing="false"/>
      <style:text-properties officeooo:rsid="0023e618" officeooo:paragraph-rsid="0023e618"/>
    </style:style>
    <style:style style:name="P11" style:family="paragraph" style:parent-style-name="Standard">
      <style:paragraph-properties fo:margin-top="0in" fo:margin-bottom="0.1in" loext:contextual-spacing="false"/>
      <style:text-properties officeooo:rsid="0023e618" officeooo:paragraph-rsid="00b2a757"/>
    </style:style>
    <style:style style:name="P12" style:family="paragraph" style:parent-style-name="Standard">
      <style:paragraph-properties fo:margin-top="0in" fo:margin-bottom="0.1in" loext:contextual-spacing="false"/>
      <style:text-properties officeooo:rsid="0062d94b" officeooo:paragraph-rsid="0062d94b"/>
    </style:style>
    <style:style style:name="P13" style:family="paragraph" style:parent-style-name="Standard">
      <style:paragraph-properties fo:margin-top="0in" fo:margin-bottom="0.1in" loext:contextual-spacing="false"/>
      <style:text-properties officeooo:paragraph-rsid="0052b04c"/>
    </style:style>
    <style:style style:name="P14" style:family="paragraph" style:parent-style-name="Standard">
      <style:paragraph-properties fo:margin-top="0in" fo:margin-bottom="0.1in" loext:contextual-spacing="false"/>
      <style:text-properties officeooo:rsid="00993ef0" officeooo:paragraph-rsid="0099f080"/>
    </style:style>
    <style:style style:name="P15" style:family="paragraph" style:parent-style-name="Standard">
      <style:paragraph-properties fo:margin-top="0in" fo:margin-bottom="0.1in" loext:contextual-spacing="false"/>
      <style:text-properties officeooo:rsid="009fe38a" officeooo:paragraph-rsid="009fe38a"/>
    </style:style>
    <style:style style:name="P16" style:family="paragraph" style:parent-style-name="Standard">
      <style:paragraph-properties fo:margin-top="0in" fo:margin-bottom="0.1in" loext:contextual-spacing="false"/>
      <style:text-properties officeooo:rsid="009fe38a" officeooo:paragraph-rsid="00b2b1f3"/>
    </style:style>
    <style:style style:name="P17" style:family="paragraph" style:parent-style-name="Standard">
      <style:paragraph-properties fo:margin-top="0in" fo:margin-bottom="0.1in" loext:contextual-spacing="false"/>
      <style:text-properties officeooo:rsid="0099f080" officeooo:paragraph-rsid="0099f080"/>
    </style:style>
    <style:style style:name="P18" style:family="paragraph" style:parent-style-name="Standard">
      <style:paragraph-properties fo:margin-top="0in" fo:margin-bottom="0.1in" loext:contextual-spacing="false"/>
      <style:text-properties officeooo:rsid="009df9c2" officeooo:paragraph-rsid="009df9c2"/>
    </style:style>
    <style:style style:name="P19" style:family="paragraph" style:parent-style-name="Table_20_Contents">
      <style:paragraph-properties fo:margin-top="0in" fo:margin-bottom="0.1in" loext:contextual-spacing="false"/>
      <style:text-properties fo:font-weight="bold" officeooo:rsid="00337a13" officeooo:paragraph-rsid="00337a13" style:font-weight-asian="bold" style:font-weight-complex="bold"/>
    </style:style>
    <style:style style:name="P20" style:family="paragraph" style:parent-style-name="Table_20_Contents">
      <style:paragraph-properties fo:margin-top="0in" fo:margin-bottom="0.1in" loext:contextual-spacing="false"/>
      <style:text-properties officeooo:rsid="0076efab" officeooo:paragraph-rsid="0076efab"/>
    </style:style>
    <style:style style:name="P21" style:family="paragraph" style:parent-style-name="Table_20_Contents">
      <style:paragraph-properties fo:margin-top="0in" fo:margin-bottom="0.1in" loext:contextual-spacing="false"/>
      <style:text-properties officeooo:rsid="007d6307" officeooo:paragraph-rsid="007d6307"/>
    </style:style>
    <style:style style:name="P22" style:family="paragraph" style:parent-style-name="Table_20_Contents">
      <style:paragraph-properties fo:margin-top="0in" fo:margin-bottom="0.1in" loext:contextual-spacing="false"/>
      <style:text-properties officeooo:paragraph-rsid="00a20383"/>
    </style:style>
    <style:style style:name="P23" style:family="paragraph" style:parent-style-name="Table_20_Contents">
      <style:paragraph-properties fo:margin-top="0in" fo:margin-bottom="0.1in" loext:contextual-spacing="false"/>
      <style:text-properties officeooo:paragraph-rsid="00b2e80d"/>
    </style:style>
    <style:style style:name="P24" style:family="paragraph" style:parent-style-name="Table_20_Contents">
      <loext:graphic-properties draw:fill="solid" draw:fill-color="#f2f2cc"/>
      <style:paragraph-properties fo:margin-top="0in" fo:margin-bottom="0.1in" loext:contextual-spacing="false" fo:background-color="#f2f2cc" fo:padding="0.0201in" fo:border="0.06pt solid #000000" style:shadow="none"/>
    </style:style>
    <style:style style:name="P25" style:family="paragraph" style:parent-style-name="Standard">
      <style:paragraph-properties fo:margin-top="0in" fo:margin-bottom="0.05in" loext:contextual-spacing="false"/>
    </style:style>
    <style:style style:name="P26" style:family="paragraph" style:parent-style-name="Standard">
      <style:paragraph-properties fo:margin-top="0in" fo:margin-bottom="0.05in" loext:contextual-spacing="false"/>
      <style:text-properties officeooo:paragraph-rsid="001ffb6c"/>
    </style:style>
    <style:style style:name="P27" style:family="paragraph" style:parent-style-name="Table_20_Contents">
      <style:paragraph-properties fo:margin-top="0in" fo:margin-bottom="0.05in" loext:contextual-spacing="false"/>
      <style:text-properties fo:font-weight="bold" officeooo:rsid="003b4ec1" officeooo:paragraph-rsid="003b4ec1" style:font-weight-asian="bold" style:font-weight-complex="bold"/>
    </style:style>
    <style:style style:name="P28" style:family="paragraph" style:parent-style-name="Table_20_Contents">
      <style:paragraph-properties fo:margin-top="0in" fo:margin-bottom="0.05in" loext:contextual-spacing="false"/>
      <style:text-properties officeooo:rsid="00337a13" officeooo:paragraph-rsid="00337a13"/>
    </style:style>
    <style:style style:name="P29" style:family="paragraph" style:parent-style-name="Table_20_Contents">
      <style:paragraph-properties fo:margin-top="0in" fo:margin-bottom="0.05in" loext:contextual-spacing="false"/>
      <style:text-properties officeooo:rsid="00340ed8" officeooo:paragraph-rsid="00340ed8"/>
    </style:style>
    <style:style style:name="P30" style:family="paragraph" style:parent-style-name="Standard">
      <style:paragraph-properties fo:margin-top="0in" fo:margin-bottom="0.05in" loext:contextual-spacing="false" fo:break-before="page"/>
      <style:text-properties officeooo:rsid="0064d198" officeooo:paragraph-rsid="001ffb6c"/>
    </style:style>
    <style:style style:name="P31" style:family="paragraph" style:parent-style-name="Title">
      <style:paragraph-properties fo:text-align="center" style:justify-single-word="false"/>
      <style:text-properties officeooo:paragraph-rsid="001864c9"/>
    </style:style>
    <style:style style:name="P32" style:family="paragraph" style:parent-style-name="Table_20_Contents">
      <style:paragraph-properties fo:text-align="start" style:justify-single-word="false"/>
    </style:style>
    <style:style style:name="P33" style:family="paragraph" style:parent-style-name="Table_20_Contents">
      <style:paragraph-properties fo:text-align="start" style:justify-single-word="false"/>
      <style:text-properties officeooo:rsid="00542b18" officeooo:paragraph-rsid="00542b18"/>
    </style:style>
    <style:style style:name="P34" style:family="paragraph" style:parent-style-name="Table_20_Contents">
      <style:text-properties officeooo:paragraph-rsid="00b2e80d"/>
    </style:style>
    <style:style style:name="P35" style:family="paragraph" style:parent-style-name="Table_20_Contents">
      <style:text-properties officeooo:paragraph-rsid="00b4a72e"/>
    </style:style>
    <style:style style:name="P36" style:family="paragraph" style:parent-style-name="Table_20_Contents">
      <loext:graphic-properties draw:fill="none"/>
      <style:paragraph-properties fo:margin-left="0.1866in" fo:margin-right="0in" fo:text-indent="0in" style:auto-text-indent="false" fo:background-color="transparent" text:number-lines="false" text:line-number="0"/>
    </style:style>
    <style:style style:name="P37" style:family="paragraph" style:parent-style-name="Table_20_Contents">
      <loext:graphic-properties draw:fill="none"/>
      <style:paragraph-properties fo:margin-left="0.1866in" fo:margin-right="0in" fo:line-height="150%" fo:text-indent="0in" style:auto-text-indent="false" fo:background-color="transparent" text:number-lines="false" text:line-number="0"/>
    </style:style>
    <style:style style:name="P38" style:family="paragraph" style:parent-style-name="Table_20_Heading">
      <style:text-properties officeooo:rsid="00542b18" officeooo:paragraph-rsid="00542b18"/>
    </style:style>
    <style:style style:name="P39" style:family="paragraph" style:parent-style-name="Standard">
      <style:paragraph-properties fo:margin-top="0.1in" fo:margin-bottom="0.1in" loext:contextual-spacing="false"/>
      <style:text-properties officeooo:rsid="002c56cc" officeooo:paragraph-rsid="00244990"/>
    </style:style>
    <style:style style:name="P40" style:family="paragraph" style:parent-style-name="Standard">
      <style:paragraph-properties fo:margin-left="0in" fo:margin-right="0in" fo:margin-top="0in" fo:margin-bottom="0.1in" loext:contextual-spacing="false" fo:text-indent="0in" style:auto-text-indent="false"/>
      <style:text-properties officeooo:rsid="00a20383" officeooo:paragraph-rsid="00a20383"/>
    </style:style>
    <style:style style:name="P41" style:family="paragraph" style:parent-style-name="Heading_20_1">
      <style:paragraph-properties fo:margin-top="0.05in" fo:margin-bottom="0.0799in" loext:contextual-spacing="false"/>
    </style:style>
    <style:style style:name="P42" style:family="paragraph" style:parent-style-name="Heading_20_1">
      <style:paragraph-properties fo:margin-top="0.05in" fo:margin-bottom="0.0799in" loext:contextual-spacing="false"/>
      <style:text-properties officeooo:rsid="00985ee0" officeooo:paragraph-rsid="00985ee0"/>
    </style:style>
    <style:style style:name="P43" style:family="paragraph" style:parent-style-name="Text_20_body">
      <style:paragraph-properties fo:margin-top="0.05in" fo:margin-bottom="0.0799in" loext:contextual-spacing="false"/>
      <style:text-properties officeooo:rsid="00b2a757" officeooo:paragraph-rsid="00b2a757"/>
    </style:style>
    <style:style style:name="P44" style:family="paragraph" style:parent-style-name="Table_20_Contents">
      <style:paragraph-properties fo:margin-top="0in" fo:margin-bottom="0in" loext:contextual-spacing="false"/>
    </style:style>
    <style:style style:name="P45" style:family="paragraph" style:parent-style-name="Standard" style:list-style-name="L3">
      <style:text-properties officeooo:rsid="0020ddff" officeooo:paragraph-rsid="0020ddff"/>
    </style:style>
    <style:style style:name="P46" style:family="paragraph" style:parent-style-name="Standard" style:list-style-name="L1">
      <style:paragraph-properties fo:margin-top="0in" fo:margin-bottom="0.1in" loext:contextual-spacing="false"/>
    </style:style>
    <style:style style:name="P47" style:family="paragraph" style:parent-style-name="Standard" style:list-style-name="L3">
      <style:paragraph-properties fo:margin-top="0in" fo:margin-bottom="0.05in" loext:contextual-spacing="false"/>
      <style:text-properties officeooo:rsid="0020ddff" officeooo:paragraph-rsid="0020ddff"/>
    </style:style>
    <style:style style:name="P48" style:family="paragraph" style:parent-style-name="Heading_20_2">
      <style:text-properties officeooo:rsid="00964486"/>
    </style:style>
    <style:style style:name="P49" style:family="paragraph" style:parent-style-name="Table_20_Contents" style:list-style-name="L2">
      <loext:graphic-properties draw:fill="none"/>
      <style:paragraph-properties fo:margin-top="0in" fo:margin-bottom="0.05in" loext:contextual-spacing="false" fo:background-color="transparent" text:number-lines="false" text:line-number="0"/>
    </style:style>
    <style:style style:name="P50" style:family="paragraph" style:parent-style-name="Table_20_Contents" style:list-style-name="L4">
      <style:paragraph-properties fo:margin-top="0in" fo:margin-bottom="0.05in" loext:contextual-spacing="false"/>
      <style:text-properties officeooo:rsid="003554d3" officeooo:paragraph-rsid="003b4ec1"/>
    </style:style>
    <style:style style:name="P51" style:family="paragraph" style:parent-style-name="Table_20_Contents" style:list-style-name="L4">
      <style:paragraph-properties fo:margin-top="0in" fo:margin-bottom="0.05in" loext:contextual-spacing="false"/>
      <style:text-properties officeooo:rsid="003e80b0" officeooo:paragraph-rsid="003e80b0"/>
    </style:style>
    <style:style style:name="P52" style:family="paragraph" style:parent-style-name="Table_20_Contents" style:list-style-name="L4">
      <style:paragraph-properties fo:margin-top="0in" fo:margin-bottom="0.05in" loext:contextual-spacing="false"/>
      <style:text-properties officeooo:rsid="00420c7e" officeooo:paragraph-rsid="00420c7e"/>
    </style:style>
    <style:style style:name="P53" style:family="paragraph" style:parent-style-name="Table_20_Contents" style:list-style-name="L5">
      <style:paragraph-properties fo:margin-top="0in" fo:margin-bottom="0.05in" loext:contextual-spacing="false"/>
      <style:text-properties officeooo:rsid="00b9970b" officeooo:paragraph-rsid="00b9970b"/>
    </style:style>
    <style:style style:name="P54" style:family="paragraph" style:parent-style-name="Table_20_Contents" style:list-style-name="L5">
      <style:paragraph-properties fo:margin-top="0in" fo:margin-bottom="0.05in" loext:contextual-spacing="false"/>
      <style:text-properties officeooo:rsid="00ba5984" officeooo:paragraph-rsid="00baef16"/>
    </style:style>
    <style:style style:name="P55" style:family="paragraph" style:parent-style-name="Table_20_Contents" style:list-style-name="L5">
      <style:paragraph-properties fo:margin-top="0in" fo:margin-bottom="0.05in" loext:contextual-spacing="false"/>
      <style:text-properties officeooo:rsid="00baef16" officeooo:paragraph-rsid="00bcb326"/>
    </style:style>
    <style:style style:name="P56" style:family="paragraph" style:parent-style-name="Table_20_Contents" style:list-style-name="L6">
      <style:paragraph-properties fo:margin-top="0in" fo:margin-bottom="0.05in" loext:contextual-spacing="false"/>
      <style:text-properties officeooo:rsid="00340ed8" officeooo:paragraph-rsid="00802368"/>
    </style:style>
    <style:style style:name="P57" style:family="paragraph" style:parent-style-name="Table_20_Contents" style:list-style-name="L6">
      <style:paragraph-properties fo:margin-top="0in" fo:margin-bottom="0.05in" loext:contextual-spacing="false"/>
      <style:text-properties officeooo:rsid="00340ed8" officeooo:paragraph-rsid="0081bcf9"/>
    </style:style>
    <style:style style:name="P58" style:family="paragraph" style:parent-style-name="Table_20_Contents" style:list-style-name="L6">
      <style:paragraph-properties fo:margin-top="0in" fo:margin-bottom="0.05in" loext:contextual-spacing="false"/>
      <style:text-properties officeooo:paragraph-rsid="00802368"/>
    </style:style>
    <style:style style:name="P59" style:family="paragraph" style:parent-style-name="Table_20_Contents" style:list-style-name="L6">
      <style:paragraph-properties fo:margin-top="0in" fo:margin-bottom="0.05in" loext:contextual-spacing="false"/>
      <style:text-properties officeooo:rsid="00802368" officeooo:paragraph-rsid="00802368"/>
    </style:style>
    <style:style style:name="P60" style:family="paragraph" style:parent-style-name="Table_20_Contents" style:list-style-name="L2">
      <loext:graphic-properties draw:fill="none"/>
      <style:paragraph-properties fo:background-color="transparent" text:number-lines="false" text:line-number="0"/>
    </style:style>
    <style:style style:name="P61" style:family="paragraph" style:parent-style-name="Table_20_Contents" style:list-style-name="L4">
      <style:paragraph-properties fo:margin-top="0in" fo:margin-bottom="0.1in" loext:contextual-spacing="false"/>
      <style:text-properties officeooo:rsid="003554d3" officeooo:paragraph-rsid="003b4ec1"/>
    </style:style>
    <style:style style:name="P62" style:family="paragraph" style:parent-style-name="Table_20_Contents" style:list-style-name="L6">
      <style:paragraph-properties fo:margin-top="0in" fo:margin-bottom="0.1in" loext:contextual-spacing="false"/>
      <style:text-properties officeooo:rsid="00824756" officeooo:paragraph-rsid="0081bcf9"/>
    </style:style>
    <style:style style:name="P63" style:family="paragraph" style:parent-style-name="Table_20_Contents" style:list-style-name="L7">
      <style:paragraph-properties fo:margin-top="0in" fo:margin-bottom="0in" loext:contextual-spacing="false"/>
      <style:text-properties officeooo:rsid="008b7af6" officeooo:paragraph-rsid="00916267"/>
    </style:style>
    <style:style style:name="P64" style:family="paragraph" style:parent-style-name="Table_20_Contents" style:list-style-name="L7">
      <style:paragraph-properties fo:margin-top="0in" fo:margin-bottom="0in" loext:contextual-spacing="false"/>
      <style:text-properties officeooo:rsid="0034f000" officeooo:paragraph-rsid="00916267"/>
    </style:style>
    <style:style style:name="P65" style:family="paragraph" style:parent-style-name="Table_20_Contents" style:list-style-name="L7">
      <style:paragraph-properties fo:margin-top="0in" fo:margin-bottom="0in" loext:contextual-spacing="false"/>
      <style:text-properties officeooo:paragraph-rsid="00bf8074"/>
    </style:style>
    <style:style style:name="P66" style:family="paragraph" style:parent-style-name="Table_20_Contents" style:list-style-name="L7">
      <style:paragraph-properties fo:margin-top="0in" fo:margin-bottom="0in" loext:contextual-spacing="false"/>
      <style:text-properties officeooo:rsid="00916267" officeooo:paragraph-rsid="00916267"/>
    </style:style>
    <style:style style:name="T1" style:family="text">
      <style:text-properties officeooo:rsid="00173fdf"/>
    </style:style>
    <style:style style:name="T2" style:family="text">
      <style:text-properties officeooo:rsid="0019f9b1"/>
    </style:style>
    <style:style style:name="T3" style:family="text">
      <style:text-properties fo:font-style="italic"/>
    </style:style>
    <style:style style:name="T4" style:family="text">
      <style:text-properties fo:font-style="italic"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officeooo:rsid="001ffb6c"/>
    </style:style>
    <style:style style:name="T7" style:family="text">
      <style:text-properties fo:font-weight="bold" style:font-weight-asian="bold" style:font-weight-complex="bold"/>
    </style:style>
    <style:style style:name="T8" style:family="text">
      <style:text-properties fo:font-weight="bold" style:font-weight-asian="bold" style:font-weight-complex="bold" loext:padding="0.0201in" loext:border="0.06pt solid #ff0000" loext:shadow="none"/>
    </style:style>
    <style:style style:name="T9" style:family="text">
      <style:text-properties fo:font-weight="bold" style:font-size-asian="10.5pt" style:font-weight-asian="bold" style:font-weight-complex="bold" loext:padding="0.0201in" loext:border="0.06pt solid #ff0000" loext:shadow="none"/>
    </style:style>
    <style:style style:name="T10" style:family="text">
      <style:text-properties officeooo:rsid="00244990"/>
    </style:style>
    <style:style style:name="T11" style:family="text">
      <style:text-properties style:text-position="sub 58%"/>
    </style:style>
    <style:style style:name="T12" style:family="text">
      <style:text-properties officeooo:rsid="0029e94a"/>
    </style:style>
    <style:style style:name="T13" style:family="text">
      <style:text-properties officeooo:rsid="002ba6a6"/>
    </style:style>
    <style:style style:name="T14" style:family="text">
      <style:text-properties officeooo:rsid="002c56cc"/>
    </style:style>
    <style:style style:name="T15" style:family="text">
      <style:text-properties officeooo:rsid="002f8173"/>
    </style:style>
    <style:style style:name="T16" style:family="text">
      <style:text-properties officeooo:rsid="00337a13"/>
    </style:style>
    <style:style style:name="T17" style:family="text">
      <style:text-properties officeooo:rsid="00340ed8"/>
    </style:style>
    <style:style style:name="T18" style:family="text">
      <style:text-properties officeooo:rsid="0034f000"/>
    </style:style>
    <style:style style:name="T19" style:family="text">
      <style:text-properties fo:font-weight="normal" style:font-weight-asian="normal" style:font-weight-complex="normal"/>
    </style:style>
    <style:style style:name="T20" style:family="text">
      <style:text-properties fo:font-weight="normal" officeooo:rsid="0037bb6f" style:font-weight-asian="normal" style:font-weight-complex="normal"/>
    </style:style>
    <style:style style:name="T21" style:family="text">
      <style:text-properties fo:font-weight="normal" officeooo:rsid="00398e9f" style:font-weight-asian="normal" style:font-weight-complex="normal"/>
    </style:style>
    <style:style style:name="T22" style:family="text">
      <style:text-properties officeooo:rsid="003ca283"/>
    </style:style>
    <style:style style:name="T23" style:family="text">
      <style:text-properties officeooo:rsid="003e80b0"/>
    </style:style>
    <style:style style:name="T24" style:family="text">
      <style:text-properties officeooo:rsid="00404319"/>
    </style:style>
    <style:style style:name="T25" style:family="text">
      <style:text-properties officeooo:rsid="0052b04c"/>
    </style:style>
    <style:style style:name="T26" style:family="text">
      <style:text-properties fo:font-size="13pt" officeooo:rsid="00173fdf" style:font-size-asian="13pt" style:font-size-complex="13pt"/>
    </style:style>
    <style:style style:name="T27" style:family="text">
      <style:text-properties fo:font-size="13pt" officeooo:rsid="001864c9" style:font-size-asian="13pt" style:font-size-complex="13pt"/>
    </style:style>
    <style:style style:name="T28" style:family="text">
      <style:text-properties officeooo:rsid="0066464c"/>
    </style:style>
    <style:style style:name="T29" style:family="text">
      <style:text-properties officeooo:rsid="006dc45d"/>
    </style:style>
    <style:style style:name="T30" style:family="text">
      <style:text-properties officeooo:rsid="006ffe13"/>
    </style:style>
    <style:style style:name="T31" style:family="text">
      <style:text-properties officeooo:rsid="00712fe9"/>
    </style:style>
    <style:style style:name="T32" style:family="text">
      <style:text-properties officeooo:rsid="0077e415"/>
    </style:style>
    <style:style style:name="T33" style:family="text">
      <style:text-properties officeooo:rsid="00793ed5"/>
    </style:style>
    <style:style style:name="T34" style:family="text">
      <style:text-properties officeooo:rsid="00802368"/>
    </style:style>
    <style:style style:name="T35" style:family="text">
      <style:text-properties officeooo:rsid="0081bcf9"/>
    </style:style>
    <style:style style:name="T36" style:family="text">
      <style:text-properties officeooo:rsid="00824756"/>
    </style:style>
    <style:style style:name="T37" style:family="text">
      <style:text-properties officeooo:rsid="0083c0ce"/>
    </style:style>
    <style:style style:name="T38" style:family="text">
      <style:text-properties officeooo:rsid="00853ea8"/>
    </style:style>
    <style:style style:name="T39" style:family="text">
      <style:text-properties officeooo:rsid="00889ca9"/>
    </style:style>
    <style:style style:name="T40" style:family="text">
      <style:text-properties style:text-line-through-style="solid" style:text-line-through-type="single" fo:background-color="#ff6666" loext:char-shading-value="0"/>
    </style:style>
    <style:style style:name="T41" style:family="text">
      <style:text-properties style:text-line-through-style="solid" style:text-line-through-type="single" fo:font-weight="normal" fo:background-color="#ff6666" loext:char-shading-value="0" style:font-weight-asian="normal" style:font-weight-complex="normal" loext:padding="0.0201in" loext:border="none" loext:shadow="none"/>
    </style:style>
    <style:style style:name="T42" style:family="text">
      <style:text-properties officeooo:rsid="008bc3af"/>
    </style:style>
    <style:style style:name="T43" style:family="text">
      <style:text-properties officeooo:rsid="008bc3af" fo:background-color="#00cc00" loext:char-shading-value="0"/>
    </style:style>
    <style:style style:name="T44" style:family="text">
      <style:text-properties style:use-window-font-color="true" style:text-line-through-style="solid" style:text-line-through-type="single" fo:background-color="#ff6666" loext:char-shading-value="0"/>
    </style:style>
    <style:style style:name="T45" style:family="text">
      <style:text-properties officeooo:rsid="00916267"/>
    </style:style>
    <style:style style:name="T46" style:family="text">
      <style:text-properties officeooo:rsid="00929cb6"/>
    </style:style>
    <style:style style:name="T47" style:family="text">
      <style:text-properties officeooo:rsid="00936945"/>
    </style:style>
    <style:style style:name="T48" style:family="text">
      <style:text-properties officeooo:rsid="009470e0"/>
    </style:style>
    <style:style style:name="T49" style:family="text">
      <style:text-properties officeooo:rsid="00964486"/>
    </style:style>
    <style:style style:name="T50" style:family="text">
      <style:text-properties officeooo:rsid="0099f080"/>
    </style:style>
    <style:style style:name="T51" style:family="text">
      <style:text-properties officeooo:rsid="00a33e53"/>
    </style:style>
    <style:style style:name="T52" style:family="text">
      <style:text-properties officeooo:rsid="00ad54d2"/>
    </style:style>
    <style:style style:name="T53" style:family="text">
      <style:text-properties style:text-line-through-style="none" style:text-line-through-type="none" officeooo:rsid="00b2a757" fo:background-color="#00cc00" loext:char-shading-value="0"/>
    </style:style>
    <style:style style:name="T54" style:family="text">
      <style:text-properties style:text-line-through-style="none" style:text-line-through-type="none" officeooo:rsid="00b4a72e" fo:background-color="#00cc00" loext:char-shading-value="0"/>
    </style:style>
    <style:style style:name="T55" style:family="text">
      <style:text-properties officeooo:rsid="00b2a757"/>
    </style:style>
    <style:style style:name="T56" style:family="text">
      <style:text-properties officeooo:rsid="00b2b1f3"/>
    </style:style>
    <style:style style:name="T57" style:family="text">
      <style:text-properties officeooo:rsid="00b4a72e"/>
    </style:style>
    <style:style style:name="T58" style:family="text">
      <style:text-properties officeooo:rsid="00b68615"/>
    </style:style>
    <style:style style:name="T59" style:family="text">
      <style:text-properties officeooo:rsid="00b9970b"/>
    </style:style>
    <style:style style:name="T60" style:family="text">
      <style:text-properties officeooo:rsid="00ba5984"/>
    </style:style>
    <style:style style:name="T61" style:family="text">
      <style:text-properties officeooo:rsid="00baef16"/>
    </style:style>
    <style:style style:name="T62" style:family="text">
      <style:text-properties officeooo:rsid="00bcb326"/>
    </style:style>
    <style:style style:name="T63" style:family="text">
      <style:text-properties officeooo:rsid="00bf8074"/>
    </style:style>
    <style:style style:name="T64" style:family="text">
      <style:text-properties officeooo:rsid="00c2c4b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6866in" fo:text-indent="-0.25in" fo:margin-left="0.6866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9366in" fo:text-indent="-0.25in" fo:margin-left="0.9366in"/>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1866in" fo:text-indent="-0.25in" fo:margin-left="1.1866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366in" fo:text-indent="-0.25in" fo:margin-left="1.4366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866in" fo:text-indent="-0.25in" fo:margin-left="1.686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366in" fo:text-indent="-0.25in" fo:margin-left="1.936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866in" fo:text-indent="-0.25in" fo:margin-left="2.1866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366in" fo:text-indent="-0.25in" fo:margin-left="2.4366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866in" fo:text-indent="-0.25in" fo:margin-left="2.686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366in" fo:text-indent="-0.25in" fo:margin-left="2.9366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6" table:style-name="Table6">
        <table:table-column table:style-name="Table6.A"/>
        <table:table-column table:style-name="Table6.B"/>
        <table:table-row>
          <table:table-cell office:value-type="string">
            <text:p text:style-name="P3">Tom Honermann &lt;tom@honermann.net&gt;</text:p>
          </table:table-cell>
          <table:table-cell office:value-type="string">
            <text:p text:style-name="P4"><text:span text:style-name="T64">January</text:span> <text:span text:style-name="T64">2nd</text:span>, 202<text:span text:style-name="T64">1</text:span></text:p>
          </table:table-cell>
        </table:table-row>
      </table:table>
      <text:p text:style-name="P31"><text:span text:style-name="T26">Clarify guidance </text:span><text:span text:style-name="T27">for</text:span><text:span text:style-name="T26"> use of a BOM as a UTF-8 encoding signature</text:span></text:p>
      <text:h text:style-name="P42" text:outline-level="1">Abstract</text:h>
      <text:p text:style-name="P14">The Unicode standard is clear that a BOM may be used as an encoding signature for UTF-8 encoded data, but <text:span text:style-name="T50">its guidance regarding when a BOM is or is not recommended for such use is not consistently interpreted.</text:span></text:p>
      <text:p text:style-name="P17">This paper seeks to clarify the guidance offered by the Unicode standard for use of a BOM as an encoding signature and proposes several possible resolutions ranging from removal of existing guidance to expanding guidance tailored to protocol designers, software developers, and text authors.</text:p>
      <text:h text:style-name="P42" text:outline-level="1">Introduction</text:h>
      <text:p text:style-name="P8">This paper follows prior discussion on the unicode.org mailing list. The relevant email thread<text:span text:style-name="T50">s are</text:span> archived and available at <text:a xlink:type="simple" xlink:href="https://corp.unicode.org/pipermail/unicode/2020-June/008713.html" text:style-name="Internet_20_link" text:visited-style-name="Visited_20_Internet_20_Link">https://corp.unicode.org/pipermail/unicode/2020-June/008713.html</text:a> <text:span text:style-name="T50">and </text:span><text:a xlink:type="simple" xlink:href="https://corp.unicode.org/pipermail/unicode/2020-October/009070.html" text:style-name="Internet_20_link" text:visited-style-name="Visited_20_Internet_20_Link"><text:span text:style-name="T50">https://corp.unicode.org/pipermail/unicode/2020-October/009070.html</text:span></text:a>.</text:p>
      <text:p text:style-name="P8"><text:span text:style-name="T1">Unicode 13, in the “Byte Order” subsection of section 2.6, “Encoding Schemes”, </text:span>states:</text:p>
      <table:table table:name="Table2" table:style-name="Table2">
        <table:table-column table:style-name="Table2.A"/>
        <table:table-row>
          <table:table-cell table:style-name="Table2.A1" office:value-type="string">
            <text:p text:style-name="P44">… Use of a BOM is neither required <text:span text:style-name="T9">nor recommended for UTF-8</text:span>, but may be encountered in contexts where UTF-8 data is converted from other encoding forms that use a BOM or where the BOM is used as a UTF-8 signature. See the “Byte Order Mark” subsection in <text:span text:style-name="T4">Section 23.8, Specials</text:span>, for more information.</text:p>
          </table:table-cell>
        </table:table-row>
      </table:table>
      <text:p text:style-name="P18">This statement is sometimes interpreted as a recommendation against use of a BOM in UTF-8 text and sometimes interpreted as the lack of a recommendation either for or against such use. In either case, no rationale for a recommendation or lack thereof is offered within this section or in those it references.</text:p>
      <text:p text:style-name="P15">Unicode 13, in the “Unicode Signature” subsection of section 2.13, “Special Characters”, states:</text:p>
      <table:table table:name="Table8" table:style-name="Table8">
        <table:table-column table:style-name="Table8.A"/>
        <table:table-row>
          <table:table-cell table:style-name="Table8.A1" office:value-type="string">
            <text:p text:style-name="P22"><text:span text:style-name="T5">Unicode Signature.</text:span> An initial BOM may also serve as an implicit marker to identify a file as containing Unicode text. For UTF-16, the sequence FE<text:span text:style-name="T11">16</text:span> FF<text:span text:style-name="T11">16</text:span> (or its byte-reversed counterpart, FF<text:span text:style-name="T11">16</text:span> FE<text:span text:style-name="T11">16</text:span>) is exceedingly rare at the outset of text files that use other character encodings. The corresponding UTF-8 BOM sequence, EF<text:span text:style-name="T11">16</text:span> BB<text:span text:style-name="T11">16</text:span> BF<text:span text:style-name="T11">16</text:span>, is also exceedingly rare. In either case, it is therefore unlikely to be confused with real text data. The same is true for both single-byte and multibyte encodings.</text:p>
            <text:p text:style-name="P22">Data streams (or files) that begin with the U+FEFF byte order mark are likely to contain Unicode characters. <text:span text:style-name="T8">It is recommended that applications sending or receiving untyped data streams of coded characters use this signature. If other signaling methods are used, signatures should not be employed.</text:span></text:p>
            <text:p text:style-name="Table_20_Contents">Conformance to the Unicode Standard does not require the use of the BOM as such a signature. See <text:span text:style-name="T4">Section 23.8</text:span>, <text:span text:style-name="T4">Specials</text:span>, for more information on the byte order mark and its use</text:p>
            <text:p text:style-name="Table_20_Contents">as an encoding signature.</text:p>
          </table:table-cell>
        </table:table-row>
      </table:table>
      <text:p text:style-name="P40"><text:soft-page-break/>This section offers a clear recommendation favoring use of a BOM as an encoding signature in untyped data <text:span text:style-name="T51">and a stronger recommendation against such use when encoding is indicated via other means. Neither interpretation of the highlighted text from section 2.6 is fully compatible with this section.</text:span></text:p>
      <text:p text:style-name="P9"><text:span text:style-name="T2">The referenced "Byte Order Mark" subsection</text:span> <text:span text:style-name="T52">of section 23.8 </text:span>contains no guidance; it is factual and details some possible consequences of <text:span text:style-name="T25">BOM </text:span>use <text:span text:style-name="T25">as an encoding signature</text:span>, but does not apply a <text:span text:style-name="T6">judgment. </text:span>The <text:span text:style-name="T12">following statements </text:span>could be <text:span text:style-name="T6">interpreted</text:span> as an endorsement <text:span text:style-name="T25">of such use in UTF-8 and other byte oriented encodings</text:span>.</text:p>
      <table:table table:name="Table4" table:style-name="Table4">
        <table:table-column table:style-name="Table4.A"/>
        <table:table-row table:style-name="Table4.1">
          <table:table-cell table:style-name="Table4.A1" office:value-type="string">
            <text:p text:style-name="P25">… Instead, its most common and most important usage is in the following two circumstances:</text:p>
            <text:list xml:id="list3611148794" text:style-name="L1">
              <text:list-item>
                <text:p text:style-name="P46">Unmarked Byte Order. ...</text:p>
              </text:list-item>
              <text:list-item>
                <text:p text:style-name="P46">Unmarked Character Set. In some circumstances, the character set information for a stream of coded characters (such as a file) is not available. The only information available is that the stream contains text, but the precise character set is not known.</text:p>
              </text:list-item>
            </text:list>
            <text:p text:style-name="Standard">In these two cases, the character U+FEFF is used as a signature to indicate the byte order</text:p>
            <text:p text:style-name="Standard">and the character set by using the byte serializations described in <text:span text:style-name="T4">Section 3.10, Unicode</text:span></text:p>
            <text:p text:style-name="Standard"><text:span text:style-name="T4">Encoding Schemes</text:span>. ...</text:p>
          </table:table-cell>
        </table:table-row>
        <table:table-row table:style-name="Table4.1">
          <table:table-cell table:style-name="Table4.A2" office:value-type="string">
            <text:p text:style-name="Standard">In UTF-8, the BOM corresponds to the byte sequence &lt;EF<text:span text:style-name="T11">16</text:span> BB<text:span text:style-name="T11">16</text:span> BF<text:span text:style-name="T11">16</text:span>&gt;. Although there</text:p>
            <text:p text:style-name="Standard">are never any questions of byte order with UTF-8 text, this sequence can serve as signature</text:p>
            <text:p text:style-name="Standard">for UTF-8 encoded text where the character set is unmarked. ...</text:p>
          </table:table-cell>
        </table:table-row>
        <table:table-row table:style-name="Table4.1">
          <table:table-cell table:style-name="Table4.A2" office:value-type="string">
            <text:p text:style-name="P8">The characteristic sequences of bytes associated with an initial U+FEFF can serve as signatures in those cases, as shown in <text:span text:style-name="T4">Table 23-7</text:span>.</text:p>
            <text:p text:style-name="P7"><text:span text:style-name="T7">Table 23-7.</text:span> U+FEFF Signature in Other Charsets</text:p>
            <table:table table:name="Table5" table:style-name="Table5">
              <table:table-column table:style-name="Table5.A"/>
              <table:table-column table:style-name="Table5.B"/>
              <table:table-row>
                <table:table-cell table:style-name="Table5.A1" office:value-type="string">
                  <text:p text:style-name="P38">Charset</text:p>
                </table:table-cell>
                <table:table-cell table:style-name="Table5.B1" office:value-type="string">
                  <text:p text:style-name="P38">Signature</text:p>
                </table:table-cell>
              </table:table-row>
              <table:table-row>
                <table:table-cell table:style-name="Table5.A2" office:value-type="string">
                  <text:p text:style-name="P33">SCSU</text:p>
                </table:table-cell>
                <table:table-cell table:style-name="Table5.B2" office:value-type="string">
                  <text:p text:style-name="P32">0E FE FF</text:p>
                </table:table-cell>
              </table:table-row>
              <table:table-row>
                <table:table-cell table:style-name="Table5.A2" office:value-type="string">
                  <text:p text:style-name="P33">BOCU-1</text:p>
                </table:table-cell>
                <table:table-cell table:style-name="Table5.B2" office:value-type="string">
                  <text:p text:style-name="P32">FB EE 28</text:p>
                </table:table-cell>
              </table:table-row>
              <table:table-row>
                <table:table-cell table:style-name="Table5.A2" office:value-type="string">
                  <text:p text:style-name="P33">UTF-7</text:p>
                </table:table-cell>
                <table:table-cell table:style-name="Table5.B2" office:value-type="string">
                  <text:p text:style-name="P32">2B 2F 76 38 or</text:p>
                  <text:p text:style-name="P32">2B 2F 76 39 or</text:p>
                  <text:p text:style-name="P32">2B 2F 76 2B or</text:p>
                  <text:p text:style-name="P32">2B 2F 76 2F</text:p>
                </table:table-cell>
              </table:table-row>
              <table:table-row>
                <table:table-cell table:style-name="Table5.A5" office:value-type="string">
                  <text:p text:style-name="P33">UTF-EBCDIC</text:p>
                </table:table-cell>
                <table:table-cell table:style-name="Table5.B5" office:value-type="string">
                  <text:p text:style-name="P32">DD 73 66 73</text:p>
                </table:table-cell>
              </table:table-row>
            </table:table>
            <text:p text:style-name="P2"/>
          </table:table-cell>
        </table:table-row>
      </table:table>
      <text:p text:style-name="P13"><text:span text:style-name="T25">The “Byte Order Mark (BOM)” section of the Unicode FAQ at </text:span><text:a xlink:type="simple" xlink:href="https://www.unicode.org/faq/utf_bom.html#BOM" text:style-name="Internet_20_link" text:visited-style-name="Visited_20_Internet_20_Link"><text:span text:style-name="T25">https://www.unicode.org/faq/utf_bom.html#BOM</text:span></text:a><text:span text:style-name="T25"> can likewise be read as endorsing use of a BOM as an encoding signature. In this case, some guidance for use is provided. </text:span></text:p>
      <table:table table:name="Table1" table:style-name="Table1">
        <table:table-column table:style-name="Table1.A"/>
        <table:table-row table:style-name="Table1.1">
          <table:table-cell table:style-name="Table1.A1" office:value-type="string">
            <text:p text:style-name="P24">Q: Where is a BOM useful?</text:p>
            <text:p text:style-name="P36">A: A BOM is useful at the beginning of files that are typed as text, but for which it is not known whether they are in big or little endian format—it can also serve as a hint indicating that the file is in Unicode, as opposed to in a legacy encoding and furthermore, it act as a signature for the specific encoding form used.</text:p>
          </table:table-cell>
        </table:table-row>
        <text:soft-page-break/>
        <table:table-row table:style-name="Table1.1">
          <table:table-cell table:style-name="Table1.A2" office:value-type="string">
            <text:p text:style-name="P24">Q: When a BOM is used, is it only in 16-bit Unicode text?</text:p>
            <text:p text:style-name="P36">A: No, a BOM can be used as a signature no matter how the Unicode text is transformed: UTF-16, UTF-8, or UTF-32. The exact bytes comprising the BOM will be whatever the Unicode character U+FEFF is converted into by that transformation format. In that form, the BOM serves to indicate both that it is a Unicode file, and which of the formats it is in. ...</text:p>
          </table:table-cell>
        </table:table-row>
        <table:table-row table:style-name="Table1.3">
          <table:table-cell table:style-name="Table1.A2" office:value-type="string">
            <text:p text:style-name="P24">Q: How I should deal with BOMs?</text:p>
            <text:p text:style-name="P37">A: Here are some guidelines to follow:</text:p>
            <text:list xml:id="list959442631" text:style-name="L2">
              <text:list-item>
                <text:p text:style-name="P49">A particular protocol (e.g. Microsoft conventions for .txt files) may require use of the BOM on certain Unicode data streams, such as files. When you need to conform to such a protocol, use a BOM. </text:p>
              </text:list-item>
              <text:list-item>
                <text:p text:style-name="P49">Some protocols allow optional BOMs in the case of untagged text. In those cases,</text:p>
                <text:list>
                  <text:list-item>
                    <text:p text:style-name="P49">Where a text data stream is known to be plain text, but of unknown encoding, BOM can be used as a signature. If there is no BOM, the encoding could be anything.</text:p>
                  </text:list-item>
                  <text:list-item>
                    <text:p text:style-name="P49">Where a text data stream is known to be plain Unicode text (but not which endian), then BOM can be used as a signature. If there is no BOM, the text should be interpreted as big-endian.</text:p>
                  </text:list-item>
                </text:list>
              </text:list-item>
              <text:list-item>
                <text:p text:style-name="P49">Some byte oriented protocols expect ASCII characters at the beginning of a file. If UTF-8 is used with these protocols, use of the BOM as encoding form signature should be avoided.</text:p>
              </text:list-item>
              <text:list-item>
                <text:p text:style-name="P60">Where the precise type of the data stream is known (e.g. Unicode big-endian or Unicode little-endian), the BOM should not be used. In particular, whenever a data stream is declared to be UTF-16BE, UTF-16LE, UTF-32BE or UTF-32LE a BOM <text:span text:style-name="T3">must</text:span> not be used. ...</text:p>
              </text:list-item>
            </text:list>
          </table:table-cell>
        </table:table-row>
      </table:table>
      <text:p text:style-name="P12">The guidelines offered in the FAQ are targeted at text authors. <text:span text:style-name="T28">How should a protocol designer or software developer interpret them? Should new protocols be designed to mandate use of a particular encoding and, if so, should the presence of a BOM be treated as an error? If a protocol requires UTF-8, but permits an optional BOM, should software targeting that protocol proactively suppress a BOM when copying text produced elsewhere? The guidelines are not clear on these questions.</text:span></text:p>
      <text:p text:style-name="P26"/>
      <text:p text:style-name="P30">The referenced sections do state some consequences for use of a BOM as an encoding signature in UTF-8, and those consequences could be used as rationale for avoidance as summarized below.</text:p>
      <text:list xml:id="list1883807704" text:style-name="L3">
        <text:list-item>
          <text:p text:style-name="P47">Concatenating UTF-8 content containing a BOM requires that the BOM be removed in order to avoid unintended insertion of a U+FEFF character that <text:span text:style-name="T13">then </text:span>becomes part of the <text:span text:style-name="T13">concatenated </text:span>textual content.</text:p>
        </text:list-item>
        <text:list-item>
          <text:p text:style-name="P47">A BOM may interfere with normal processing of files that are required to begin with an ASCII sequence. POSIX shell scripts <text:span text:style-name="T14">are an example where a BOM may interfere with recognition of a “#!” marker at the beginning of the file.</text:span></text:p>
        </text:list-item>
        <text:list-item>
          <text:p text:style-name="P45">Since a BOM is not required for endian determination, a BOM consumes space unnecessarily if the content is known to be UTF-8.</text:p>
        </text:list-item>
      </text:list>
      <text:p text:style-name="P39">These consequences are too nuanced to provide clear guidance to text authors or developers of software or protocols that produce or consume UTF-8 content.</text:p>
      <text:h text:style-name="P41" text:outline-level="1"><text:span text:style-name="T49">Proposed</text:span> Resolutions</text:h>
      <text:p text:style-name="P43">All proposed changes are relative to Unicode 13.</text:p>
      <text:h text:style-name="P48" text:outline-level="2">Option 1: Remove guidance regarding use of a BOM as a UTF-8 signature.</text:h>
      <text:p text:style-name="P10">This would remove the existing guidance offered by the standard, presumably <text:span text:style-name="T15">relegating</text:span> such guidance <text:span text:style-name="T15">to</text:span> other standards <text:span text:style-name="T16">or </text:span>guidelines <text:span text:style-name="T29">such as those in the Unicode FAQ</text:span>.</text:p>
      <text:p text:style-name="P11"><text:span text:style-name="T56">Modify the “Byte Order” subsection of section 2.6, “Encoding Schemes” as follows</text:span>:</text:p>
      <table:table table:name="Table7" table:style-name="Table7">
        <table:table-column table:style-name="Table7.A"/>
        <table:table-row>
          <table:table-cell table:style-name="Table7.A1" office:value-type="string">
            <text:p text:style-name="P35">The endian order entry for UTF-8 in <text:span text:style-name="T4">Table 2-4</text:span> is marked N/A because UTF-8 code units are 8 bits in size, and the usual machine issues of endian order for larger code units do not apply. The serialized order of the bytes must not depart from the order defined by the UTF-8 encoding form. Use of a BOM is <text:span text:style-name="T44">neither</text:span><text:span text:style-name="T43">not</text:span><text:span text:style-name="T42"> </text:span>require<text:span text:style-name="T57">d </text:span><text:span text:style-name="T40">nor recommended </text:span><text:span text:style-name="T55">f</text:span>or UTF-8, but may be encountered in contexts where UTF-8 data is converted from other encoding forms that use a BOM or where the BOM is used as a UTF-8 signature. See the “Byte Order Mark” subsection in <text:span text:style-name="T4">Section 23.8</text:span>, <text:span text:style-name="T4">Specials</text:span>, for more information.<text:span text:style-name="T53"> </text:span><text:span text:style-name="T54">The</text:span><text:span text:style-name="T53"> standard does not recommend for or against use </text:span><text:span text:style-name="T54">of a BOM in UTF-8 data.</text:span></text:p>
          </table:table-cell>
        </table:table-row>
      </table:table>
      <text:p text:style-name="P16"><text:span text:style-name="T56">Modify</text:span> the “Unicode Signature” subsection of section 2.13, “Special Characters” <text:span text:style-name="T56">as follows</text:span>:</text:p>
      <table:table table:name="Table9" table:style-name="Table9">
        <table:table-column table:style-name="Table9.A"/>
        <table:table-row>
          <table:table-cell table:style-name="Table9.A1" office:value-type="string">
            <text:p text:style-name="P23"><text:span text:style-name="T5">Unicode Signature.</text:span> An initial BOM may also serve as an implicit marker to identify a file as containing Unicode text. For UTF-16, the sequence FE<text:span text:style-name="T11">16</text:span> FF<text:span text:style-name="T11">16</text:span> (or its byte-reversed counterpart, FF<text:span text:style-name="T11">16</text:span> FE<text:span text:style-name="T11">16</text:span>) is exceedingly rare at the outset of text files that use other character encodings. The corresponding UTF-8 BOM sequence, EF<text:span text:style-name="T11">16</text:span> BB<text:span text:style-name="T11">16</text:span> BF<text:span text:style-name="T11">16</text:span>, is also exceedingly rare. In either case, it is therefore unlikely to be confused with real text data. The same is true for both single-byte and multibyte encodings.</text:p>
            <text:p text:style-name="P23">Data streams (or files) that begin with the U+FEFF byte order mark are likely to contain Unicode characters.<text:span text:style-name="T40"> </text:span><text:span text:style-name="T41">It is recommended that applications sending or receiving untyped data streams of coded characters use this signature. If other signaling methods are used, signatures </text:span><text:soft-page-break/><text:span text:style-name="T41">should not be employed.</text:span></text:p>
            <text:p text:style-name="P34">Conformance to the Unicode Standard does not require the use of the BOM as such a signature. See <text:span text:style-name="T4">Section 23.8</text:span>, <text:span text:style-name="T4">Specials</text:span>, for more information on the byte order mark and its use</text:p>
            <text:p text:style-name="P34">as an encoding signature.</text:p>
          </table:table-cell>
        </table:table-row>
      </table:table>
      <text:h text:style-name="Heading_20_2" text:outline-level="2"><text:span text:style-name="T49">Option 2: </text:span>Expand <text:span text:style-name="T10">the “Byte Order Mark (BOM)” subsection in section 23.8 </text:span>to provide rationale and targeted guidance</text:h>
      <text:p text:style-name="P10">The following is <text:span text:style-name="T39">suggested</text:span> <text:span text:style-name="T10">wording to be added to section 23.8 to clarify the guidelines for use of a BOM as a UTF-8 encoding signature.</text:span></text:p>
      <table:table table:name="Table3" table:style-name="Table3">
        <table:table-column table:style-name="Table3.A"/>
        <table:table-row>
          <table:table-cell table:style-name="Table3.A1" office:value-type="string">
            <text:p text:style-name="P19">Guidelines for use of a BOM in UTF-8.<text:span text:style-name="T19"> </text:span><text:span text:style-name="T20">The UTF-8 encoding scheme permits, but does not require, a BOM to be present. This raises the question of when a BOM should or should not be generated or expected </text:span><text:span text:style-name="T21">when producing or consuming UTF-8 encoded text.</text:span></text:p>
            <text:p text:style-name="P27"><text:span text:style-name="T21">T</text:span><text:span text:style-name="T19">he utility of a BOM in UTF-8 is limited to scenarios in which a byte sequence contains text that may or may not be encoded as UTF-8. In such scenarios, a BOM may be useful to differentiate text encoded in one of a few possible character encodings. However, the presence of a BOM may also complicate text processing.</text:span></text:p>
            <text:list xml:id="list3413512383" text:style-name="L4">
              <text:list-item>
                <text:p text:style-name="P50"><text:span text:style-name="T22">Some text processing</text:span> tools <text:span text:style-name="T22">fail to</text:span> handle BOMs correctly. <text:span text:style-name="T22">This is especially true for programs that were historically encoding agnostic and for ad hoc programs written for one-time use purposes.</text:span></text:p>
              </text:list-item>
              <text:list-item>
                <text:p text:style-name="P51">A text processing tool must maintain additional state in order to recognize if an observed U+FEFF character is a BOM or whether it should be treated as a ZERO WIDTH NON-BREAKING SPACE (ZWNBSP). <text:span text:style-name="T30">Such state may or may not be intrinsic to the structure of the program.</text:span></text:p>
              </text:list-item>
              <text:list-item>
                <text:p text:style-name="P52">A text generating tool may be required to generate a BOM if the first character to be encoded is U+FEFF and that character is not intended to be used as a BOM. <text:span text:style-name="T31">This is only required for compatibility with Unicode versions prior to 3.2; U+2060 WORD JOINER should be used in place of U+FEFF for such purposes with more recent Unicode versions.</text:span></text:p>
              </text:list-item>
              <text:list-item>
                <text:p text:style-name="P50">Concatenation <text:span text:style-name="T22">of text containing a BOM requires care. When concatenating to an empty text, preservation of a BOM may be warranted, but otherwise, failure to elide the BOM will result in the insertion of a U+FEFF character that becomes part of the concatenated textual content.</text:span></text:p>
              </text:list-item>
              <text:list-item>
                <text:p text:style-name="P61"><text:span text:style-name="T23">In situations where text is known to be encoded as UTF-8, a </text:span>BOM consume<text:span text:style-name="T23">s storage</text:span> space unnecessarily. <text:span text:style-name="T24">While this is unlikely to be a concern for a single document, it may be a significant concern in situations involving thousands or millions of small text sources.</text:span></text:p>
              </text:list-item>
            </text:list>
            <text:p text:style-name="P20"><text:span text:style-name="T32">Due to the</text:span> above complications, <text:span text:style-name="T32">use of a BOM as an encoding signature in UTF-8 text is discouraged. The following guidelines advise alternative approaches tailored for a few distinct audiences.</text:span></text:p>
            <text:p text:style-name="P21"><text:span text:style-name="T37">Except where otherwise noted, t</text:span>hese approaches preclude the possibility of a text starting <text:span text:style-name="T17">with a U+FEFF character that is not intended as a BOM under t</text:span>he expectation that such text is <text:soft-page-break/>exceedingly rare and most likely due to a failure to elide a BOM. <text:span text:style-name="T38">Text authored for Unicode 3.2 or later should use U+2060 WORD JOINER instead.</text:span></text:p>
            <text:p text:style-name="P28">Protocol design<text:span text:style-name="T25">ers</text:span>:</text:p>
            <text:list xml:id="list1058490198" text:style-name="L5">
              <text:list-item>
                <text:p text:style-name="P53">When designing a protocol that does <text:span text:style-name="T7">not</text:span> require compatibility with an existing corpus of differently encoded text, mandate use of UTF-8 without a BOM. <text:span text:style-name="T60">Diagnose the presence of a BOM in consumed text as an error and produce UTF-8 text without a BOM. <text:s/>This approach is intended to explicitly discourage use of a BOM in UTF-8 text in new protocols so as to reduce requirement complexity for text processors.</text:span></text:p>
              </text:list-item>
              <text:list-item>
                <text:p text:style-name="P53">Otherwise, when designing a protocol that requires compatibility with an existing corpus of UTF-8 text that may contain BOMs, <text:span text:style-name="T25">mandate use of UTF-8 with or without a BOM. R</text:span>ecognize<text:span text:style-name="T25"> and discard a BOM in consumed text and produce UTF-8 text without a BOM.</text:span></text:p>
              </text:list-item>
              <text:list-item>
                <text:p text:style-name="P53">Otherwise, when designing a protocol that requires compatibility with an existing corpus of differently encoded text, <text:span text:style-name="T60">specify UTF-8 as the default encoding with use of other encodings negotiated using information other than a BOM. Recognize and discard a BOM in consumed text and produce UTF-8 text without a BOM.</text:span></text:p>
              </text:list-item>
              <text:list-item>
                <text:p text:style-name="P54">Otherwise, <text:span text:style-name="T59">when designing a protocol that requires compatibility with an existing corpus of differently encoded ASCII based text, </text:span>where the encoding of each text is not otherwise specified, and where UTF-8 cannot be assumed by default, mandate use of UTF-8 with a BOM. Recognize and retain a BOM in consumed text, produce UTF-8 text with a BOM <text:span text:style-name="T61">unless the text contains no non-ASCII characters (the exception is intended to avoid the addition of a BOM to ASCII text thus rendering such text as non-ASCII). This approach should be reserved for scenarios in which UTF-8 cannot be adopted as a default due to backward compatibility concerns.</text:span></text:p>
              </text:list-item>
              <text:list-item>
                <text:p text:style-name="P55">Otherwise, the protocol must require compatibility with an existing corpus of differently encoded text, some of which may be non-ASCII based, and where <text:span text:style-name="T62">UTF-8 cannot be specified as the</text:span> default encoding. Mandate use of a BOM <text:span text:style-name="T62">in all UTF-8 text. Recognize and retain a BOM in consumed text, produce UTF-8 text with a BOM, even in text that would otherwise be ASCII. This approach should be reserved as a last resort option in rare scenarios where non-ASCII based text is present.</text:span></text:p>
              </text:list-item>
            </text:list>
            <text:p text:style-name="P29">Software <text:span text:style-name="T33">developers</text:span>:</text:p>
            <text:list xml:id="list1810529091" text:style-name="L6">
              <text:list-item>
                <text:p text:style-name="P56">If consuming UTF-8, recognize and discard a BOM unless a protocol mandates the absence of a BOM in which case:</text:p>
                <text:list>
                  <text:list-item>
                    <text:p text:style-name="P58"><text:span text:style-name="T34">If compatibility with Unicode versions prior to 3.2 is a goal, treat the leading U+FEFF character as a </text:span>ZERO WIDTH NON-BREAKING SPACE (ZWNBSP).</text:p>
                  </text:list-item>
                  <text:list-item>
                    <text:p text:style-name="P59">Otherwise, diagnose the U+FEFF character as an error (a BOM where a BOM is not permitted).</text:p>
                  </text:list-item>
                </text:list>
              </text:list-item>
              <text:list-item>
                <text:p text:style-name="P57">If producing UTF-8, include a BOM:</text:p>
                <text:list>
                  <text:list-item>
                    <text:p text:style-name="P57"><text:span text:style-name="T35">I</text:span>f explicitly directed <text:span text:style-name="T18">to do so.</text:span></text:p>
                  </text:list-item>
                  <text:list-item>
                    <text:p text:style-name="P57"><text:span text:style-name="T36">Otherwise, i</text:span>f <text:span text:style-name="T25">a BOM is known to be </text:span>required by a protocol.</text:p>
                  </text:list-item>
                  <text:list-item>
                    <text:p text:style-name="P62">Otherwise, if compatibility with Unicode versions prior to 3.2 is a goal and the text is intended to start with a U+FEFF character that is not intended as a BOM.</text:p>
                  </text:list-item>
                </text:list>
              </text:list-item>
            </text:list>
            <text:p text:style-name="P29"><text:soft-page-break/>Text author<text:span text:style-name="T25">s</text:span>:</text:p>
            <text:list xml:id="list3130853197" text:style-name="L7">
              <text:list-item>
                <text:p text:style-name="P63">Do not use U+FEFF as a ZWNBSP character; use U+2060 WORD JOINER instead.</text:p>
              </text:list-item>
              <text:list-item>
                <text:p text:style-name="P64">Include a BOM if <text:span text:style-name="T45">one is known to be </text:span>required by a <text:span text:style-name="T46">targeted </text:span>protocol.</text:p>
              </text:list-item>
              <text:list-item>
                <text:p text:style-name="P65"><text:span text:style-name="T45">Otherwise, include a BOM when authoring </text:span>a <text:span text:style-name="T46">UTF-8</text:span> text file that contains non-ASCII characters, is not targeting a specific protocol, <text:span text:style-name="T47">and may be opened by applications that will not assume UTF-8 by default </text:span>(<text:span text:style-name="T47">t</text:span>his is useful on <text:span text:style-name="T63">systems like </text:span>Microsoft Windows where <text:span text:style-name="T63">some applications assume text files to be encoded with the Active Code Page).</text:span></text:p>
              </text:list-item>
              <text:list-item>
                <text:p text:style-name="P66">Otherwise, do not include a BOM.</text:p>
              </text:list-item>
            </text:list>
          </table:table-cell>
        </table:table-row>
      </table:table>
      <text:p text:style-name="P5"/>
      <text:h text:style-name="Heading_20_1" text:outline-level="1">Acknowledgements</text:h>
      <text:p text:style-name="P6">Thank you <text:span text:style-name="T48">to Peter Brett, Nial Douglas, Asmus Freytag, Jens Maurer, Alisdair Meredith, Murray Sargent, and Shawn Steele for their review and feedback on this pap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adornments="Regular"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m Honermann</meta:initial-creator>
    <meta:creation-date>2020-09-28T22:51:04.652373183</meta:creation-date>
    <dc:date>2021-01-02T13:50:13.557052821</dc:date>
    <dc:creator>Tom Honermann</dc:creator>
    <meta:editing-duration>P1DT2H27M15S</meta:editing-duration>
    <meta:editing-cycles>116</meta:editing-cycles>
    <meta:generator>LibreOffice/6.0.7.3$Linux_X86_64 LibreOffice_project/00m0$Build-3</meta:generator>
    <meta:document-statistic meta:table-count="9" meta:image-count="0" meta:object-count="0" meta:page-count="7" meta:paragraph-count="105" meta:word-count="2772" meta:character-count="16206" meta:non-whitespace-character-count="13569"/>
  </office:meta>
</office:document-meta>
</file>